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0b2d95" officeooo:paragraph-rsid="000b2d95"/>
    </style:style>
    <style:style style:name="P2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0bb5e0" officeooo:paragraph-rsid="000b2d95"/>
    </style:style>
    <style:style style:name="P3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0b2d95" officeooo:paragraph-rsid="000b2d95"/>
    </style:style>
    <style:style style:name="P4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13efc6" officeooo:paragraph-rsid="0013efc6"/>
    </style:style>
    <style:style style:name="P5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14449b" officeooo:paragraph-rsid="0014449b"/>
    </style:style>
    <style:style style:name="P6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16faaa" officeooo:paragraph-rsid="0016faaa"/>
    </style:style>
    <style:style style:name="P7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183147" officeooo:paragraph-rsid="00183147"/>
    </style:style>
    <style:style style:name="P8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188e49" officeooo:paragraph-rsid="00188e49"/>
    </style:style>
    <style:style style:name="P9" style:family="paragraph" style:parent-style-name="Standard">
      <style:paragraph-properties>
        <style:tab-stops>
          <style:tab-stop style:position="1.799cm"/>
        </style:tab-stops>
      </style:paragraph-properties>
      <style:text-properties officeooo:rsid="00197876" officeooo:paragraph-rsid="00197876"/>
    </style:style>
    <style:style style:name="T1" style:family="text">
      <style:text-properties officeooo:rsid="001248dd"/>
    </style:style>
    <style:style style:name="T2" style:family="text">
      <style:text-properties officeooo:rsid="0015b65d"/>
    </style:style>
    <style:style style:name="T3" style:family="text">
      <style:text-properties officeooo:rsid="00183147"/>
    </style:style>
    <style:style style:name="T4" style:family="text">
      <style:text-properties officeooo:rsid="00188e49"/>
    </style:style>
    <style:style style:name="T5" style:family="text">
      <style:text-properties officeooo:rsid="001978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 : Victor Jorge Carvalho Chaves</text:p>
      <text:p text:style-name="P1">R.A : 156.740</text:p>
      <text:p text:style-name="P1"/>
      <text:p text:style-name="P1">Relatório da Palestra : <text:span text:style-name="T1">Experiencias profissionais com desenvolvimento de equipamentos embarcados e diferenças de carreiras na Europa – Lucas Vecchete</text:span></text:p>
      <text:p text:style-name="P1"/>
      <text:p text:style-name="P2"/>
      <text:p text:style-name="P4">O Palestrante focará a sua apresentação mostrando por toda a trajetória de sua carreira, começando pelo técnico, indo para a faculdade, e após ela as empresas que trabalhou, passando pelos projetos e desafios e alguns detalhes envolvendo esses assuntos.</text:p>
      <text:p text:style-name="P5">Ele começou por um técnico em mecatrõnica, assim descobrindo o seu gosto por eletrônica e principalmente em programação, sendo o principal motivador para fazer Engenharia da Computação na Unifeps. Que logo no inicio buscou por uma iniciação científica, pelo CAPS, que foi o desenvolvimento de um projeto envolvendo sistemas embarcados que seria uma bomba de infusão de insulina.</text:p>
      <text:p text:style-name="P5">Com a vontade de buscar mais projetos envolvendo eletrônica, ele fundou o grupo Forges, para assim ter a possibilidade de desenvolver mais projetos nessa área, <text:span text:style-name="T2">com um dos investidores sendo um grupo de desenvolvimento de equipamento veterinários, aonde aprendeu vários conhecimentos e técnicas de eletrônica.</text:span></text:p>
      <text:p text:style-name="P6">Depois de percorrer o seu caminho acadêmico, com TCC, estágio e iniciação científicas, ele termina a faculdade já buscando por um emprego. Buscando por uma empresa grande, ele acaba sendo contratado na Ericsson, com o desejo de trabalhar com sistemas embarcados. No emprego ele não <text:span text:style-name="T3">conseguiu trabalhar com o que desejava, que era sistemas embarcados, acabou caindo na área de desenvolvimento, aonde foi uma área que a faculdade não lhe forneceu muito conhecimento, assim sendo uma ótima experiẽncia com tecnologias web.</text:span></text:p>
      <text:p text:style-name="P7">Por conta de suas experiências com sistemas embarcados, pelo TCC, estágio e trabalhos a partes envolvendo essa área, uma empresa bélgica envia uma proposta de emprego como júnior <text:span text:style-name="T4">na área de sistemas embarcados, assim podendo trabalhar e se especializar na sua área de desejo.</text:span></text:p>
      <text:p text:style-name="P8">Depois de passar pelo seu trajeto de sua carreira, ele comenta diferenças em trabalhar na Europa e no Brasil, destacando diferenças salariais, culturais, como também de experiências, como por exemplo no Brasil ter um maior foco em otimização e técnicas diferenciadas para <text:span text:style-name="T5">atender a alta demanda com a falta de equipamentos. Sendo isto uma habilidade que o faz destacar entre seus colegas europeus.</text:span></text:p>
      <text:p text:style-name="P9">Ele também detalha um pouco mais das funcionalidades dos equipamentos que ele desenvolveu durante sua vida, sendo a maioria no campo médico, focado em detectar váriaveis do ambiente ou do paciente.</text:p>
      <text:p text:style-name="P9">Concluindo, foi uma palestra bem diversificada, não se aprofundando o suficiente no assunto para ter um bom entendimento dele porém dando informação e oportunidade para ter a possiblidade de aprofundar nessa área, sendo uma palestra tranquila e simples e até inspirador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21:52:38.003265996</meta:creation-date>
    <dc:date>2022-07-07T18:42:37.559314617</dc:date>
    <meta:editing-duration>PT8M1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30" meta:character-count="2797" meta:non-whitespace-character-count="2377"/>
  </office:meta>
</office:document-meta>
</file>